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7871" officeooo:paragraph-rsid="00177871"/>
    </style:style>
    <style:style style:name="P2" style:family="paragraph" style:parent-style-name="Standard">
      <style:text-properties officeooo:paragraph-rsid="00177871"/>
    </style:style>
    <style:style style:name="P3" style:family="paragraph" style:parent-style-name="Standard">
      <style:text-properties officeooo:paragraph-rsid="00177871"/>
    </style:style>
    <style:style style:name="P4" style:family="paragraph" style:parent-style-name="Heading_20_1">
      <style:text-properties officeooo:rsid="00177871" officeooo:paragraph-rsid="001e7a85"/>
    </style:style>
    <style:style style:name="T1" style:family="text">
      <style:text-properties officeooo:rsid="0017787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7871"/>
    </style:style>
    <style:style style:name="T4" style:family="text">
      <style:text-properties fo:language="en" fo:country="US" officeooo:rsid="0022cb94"/>
    </style:style>
    <style:style style:name="T5" style:family="text">
      <style:text-properties fo:language="en" fo:country="US" officeooo:rsid="0029d16b"/>
    </style:style>
    <style:style style:name="T6" style:family="text">
      <style:text-properties fo:language="en" fo:country="US" officeooo:rsid="002be8b2"/>
    </style:style>
    <style:style style:name="T7" style:family="text">
      <style:text-properties officeooo:rsid="0029c16e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2bf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ome very simple example</text:h>
      <text:p text:style-name="P2"><text:span text:style-name="T2">Considering we want to write C module </text:span><text:span text:style-name="T4">[[file.abs, out.out]] </text:span><text:span text:style-name="T2">for calculating absolute value of number with implementation of this function:</text:span><text:span text:style-name="T3"> </text:span><text:span text:style-name="lpcode"><text:span text:style-name="T3">[[=fn.abs]]</text:span></text:span><text:span text:style-name="T3">, nothing else.</text:span></text:p>
      <text:p text:style-name="P2"><text:span text:style-name="T2">Implementation of this function is simple, but first let’s show testing of negative value [[isneg]]:</text:span><text:span text:style-name="T3"> </text:span><text:span text:style-name="lpcode"><text:span text:style-name="T3">$v&lt;0</text:span></text:span><text:span text:style-name="T3"> – if number is smaller then 0 then it’s negative.</text:span></text:p>
      <text:p text:style-name="P1">OK, now, here is the function [[fn.abs]]:</text:p>
      <text:p text:style-name="lpcode">int abs(int x) {</text:p>
      <text:p text:style-name="lpcode"><text:tab/>// <text:span text:style-name="T8">комментарий</text:span></text:p>
      <text:p text:style-name="lpcode"><text:tab/>if ([[=isneg, v:x]]) return -x;</text:p>
      <text:p text:style-name="lpcode"><text:tab/>else return x;</text:p>
      <text:p text:style-name="lpcode">}</text:p>
      <text:p text:style-name="P2"><text:span text:style-name="T3">That’s 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pcode" style:family="paragraph" style:default-outline-level="" style:list-style-name="" style:class="text">
      <style:paragraph-properties fo:margin="100%" fo:margin-left="0.4cm" fo:margin-right="0cm" fo:margin-top="0cm" fo:margin-bottom="0cm" style:contextual-spacing="false" fo:text-indent="0cm" style:auto-text-indent="false" fo:background-color="#94bd5e">
        <style:background-image/>
      </style:paragraph-properties>
      <style:text-properties style:font-name="Courier New" fo:font-size="10.5pt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lpcode" style:family="text">
      <style:text-properties style:font-name="Courier New" fo:font-size="10.5pt" fo:background-color="#94bd5e" style:font-size-asian="10.5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0T19:48:46.29</meta:creation-date>
    <dc:date>2013-01-11T12:00:45.23</dc:date>
    <meta:editing-duration>PT30M42S</meta:editing-duration>
    <meta:editing-cycles>29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0" meta:word-count="77" meta:character-count="475" meta:non-whitespace-character-count="405"/>
  </office:meta>
</office:document-meta>
</file>